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putModuleParameters.getParameter( String par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ModuleParameters.isParameter( String par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ModuleParameters.InputModuleParameters( String parameters , final String [ ] paramList , int min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putModuleParameters.parseParameters( String parameters , int minParam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9">
            <text:p text:style-name="Table_20_Contents">2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